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KacstBook" svg:font-family="Kacst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Arabic Cond SemBd" svg:font-family="'Noto Sans Arabic Cond SemBd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666666" draw:fill-color="#666666" draw:textarea-horizontal-align="justify" draw:textarea-vertical-align="middle" draw:auto-grow-height="false" fo:min-height="0.127cm" fo:min-width="0.373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.093cm" fo:min-width="0cm"/>
    </style:style>
    <style:style style:name="gr3" style:family="graphic" style:parent-style-name="standard">
      <style:graphic-properties draw:stroke="solid" svg:stroke-width="0.018cm" svg:stroke-color="#666666" draw:marker-start-width="0.227cm" draw:marker-end-width="0.227cm" draw:fill-color="#999999" draw:textarea-horizontal-align="justify" draw:textarea-vertical-align="middle" draw:auto-grow-height="false" fo:min-height="0.051cm" fo:min-width="0cm" fo:padding-top="0.134cm" fo:padding-bottom="0.134cm" fo:padding-left="0.259cm" fo:padding-right="0.259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80808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0.521cm"/>
    </style:style>
    <style:style style:name="gr7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.051cm" fo:min-width="0cm"/>
    </style:style>
    <style:style style:name="gr9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0.699cm"/>
    </style:style>
    <style:style style:name="gr10" style:family="graphic" style:parent-style-name="standard">
      <style:graphic-properties draw:stroke="none" draw:fill-color="#666666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067cm" fo:min-width="0cm"/>
    </style:style>
    <style:style style:name="gr12" style:family="graphic" style:parent-style-name="standard">
      <style:graphic-properties svg:stroke-width="0.028cm" svg:stroke-color="#729fcf" draw:marker-start-width="0.242cm" draw:marker-end-width="0.242cm" draw:fill-color="#002852" draw:textarea-horizontal-align="justify" draw:textarea-vertical-align="middle" draw:auto-grow-height="false" fo:min-height="0cm" fo:min-width="0.151cm" fo:padding-top="0.139cm" fo:padding-bottom="0.139cm" fo:padding-left="0.264cm" fo:padding-right="0.264cm"/>
    </style:style>
    <style:style style:name="gr13" style:family="graphic" style:parent-style-name="standard">
      <style:graphic-properties draw:stroke="none" draw:fill-color="#999999" draw:textarea-horizontal-align="justify" draw:textarea-vertical-align="middle" draw:auto-grow-height="false" fo:min-height="0.209cm" fo:min-width="0.975cm"/>
    </style:style>
    <style:style style:name="gr14" style:family="graphic" style:parent-style-name="standard">
      <style:graphic-properties draw:stroke="none" draw:fill-color="#999999" draw:textarea-horizontal-align="justify" draw:textarea-vertical-align="middle" draw:auto-grow-height="false" fo:min-height="0.081cm" fo:min-width="1.026cm"/>
    </style:style>
    <style:style style:name="gr15" style:family="graphic" style:parent-style-name="standard">
      <style:graphic-properties draw:stroke="none" svg:stroke-color="#666666" draw:fill-color="#666666" draw:textarea-horizontal-align="justify" draw:textarea-vertical-align="middle" draw:auto-grow-height="false" fo:min-height="0.127cm" fo:min-width="0.535cm"/>
    </style:style>
    <style:style style:name="gr16" style:family="graphic" style:parent-style-name="standard">
      <style:graphic-properties draw:stroke="none" svg:stroke-width="0.018cm" svg:stroke-color="#1b0044" draw:marker-start-width="0.227cm" draw:marker-end-width="0.227cm" draw:fill-color="#55308d" draw:textarea-vertical-align="middle" draw:auto-grow-height="false" fo:min-height="0cm" fo:min-width="0cm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18" style:family="graphic" style:parent-style-name="standard">
      <style:graphic-properties draw:stroke="none" svg:stroke-color="#333333" draw:fill-color="#333333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666666" draw:fill-color="#666666" draw:textarea-horizontal-align="justify" draw:textarea-vertical-align="middle" draw:auto-grow-height="false" fo:min-height="0cm" fo:min-width="0.097cm"/>
    </style:style>
    <style:style style:name="gr20" style:family="graphic" style:parent-style-name="standard">
      <style:graphic-properties draw:stroke="solid" svg:stroke-width="0.018cm" svg:stroke-color="#666666" draw:marker-start-width="0.227cm" draw:marker-end-width="0.227cm" draw:fill-color="#999999" draw:textarea-horizontal-align="justify" draw:textarea-vertical-align="middle" draw:auto-grow-height="false" fo:min-height="0.069cm" fo:min-width="0cm" fo:padding-top="0.134cm" fo:padding-bottom="0.134cm" fo:padding-left="0.259cm" fo:padding-right="0.259cm"/>
    </style:style>
    <style:style style:name="gr21" style:family="graphic" style:parent-style-name="standard">
      <style:graphic-properties svg:stroke-width="0.018cm" svg:stroke-color="#666666" draw:marker-start-width="0.227cm" draw:marker-end-width="0.227cm" draw:fill-color="#999999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2" style:family="graphic" style:parent-style-name="standard">
      <style:graphic-properties svg:stroke-width="0.018cm" svg:stroke-color="#666666" draw:marker-start-width="0.227cm" draw:marker-end-width="0.227cm" draw:fill-color="#999999" draw:textarea-horizontal-align="justify" draw:textarea-vertical-align="middle" draw:auto-grow-height="false" fo:min-height="0cm" fo:min-width="0.227cm" fo:padding-top="0.134cm" fo:padding-bottom="0.134cm" fo:padding-left="0.259cm" fo:padding-right="0.259cm"/>
    </style:style>
    <style:style style:name="gr23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0.102cm"/>
    </style:style>
    <style:style style:name="gr24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color="#bf0041" draw:fill-color="#ff0000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-color="#002852"/>
      <style:paragraph-properties fo:text-align="center"/>
    </style:style>
    <style:style style:name="P6" style:family="paragraph">
      <loext:graphic-properties draw:fill-color="#55308d"/>
      <style:paragraph-properties fo:text-align="center"/>
    </style:style>
    <style:style style:name="P7" style:family="paragraph">
      <style:text-properties fo:color="#333333" style:font-name="Noto Sans Arabic Cond SemBd" fo:font-size="6pt"/>
    </style:style>
    <style:style style:name="P8" style:family="paragraph">
      <loext:graphic-properties draw:fill="none" draw:fill-color="#ffffff"/>
      <style:text-properties fo:color="#333333" style:font-name="Noto Sans Arabic Cond SemBd" fo:font-size="6pt"/>
    </style:style>
    <style:style style:name="P9" style:family="paragraph">
      <loext:graphic-properties draw:fill-color="#333333"/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73cm" svg:height="0.377cm" svg:x="1.667cm" svg:y="0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06cm" svg:height="0.343cm" svg:x="2.409cm" svg:y="0.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16cm" svg:height="0.533cm" svg:x="0.106cm" svg:y="0.191cm">
          <text:p/>
          <draw:enhanced-geometry svg:viewBox="0 0 21600 21600" draw:glue-points="?f6 10800 10800 21600 ?f5 10800 10800 0" draw:text-areas="?f3 ?f3 ?f4 ?f4" draw:mirror-vertical="true" draw:mirror-horizontal="false" draw:type="trapezoid" draw:modifiers="4691.0858995137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4" draw:layer="layout" svg:width="0.117cm" svg:height="0.132cm" svg:x="1.596cm" svg:y="1.1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025cm" svg:height="0.245cm" draw:transform="rotate (-0.209614043164519) translate (1.694cm 0.98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21cm" svg:height="0.245cm" draw:transform="rotate (0.282219740047484) translate (1.58cm 0.99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021cm" svg:height="0.153cm" svg:x="1.443cm" svg:y="0.9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44cm" svg:height="0.152cm" svg:x="2.238cm" svg:y="0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444cm" svg:height="0.152cm" svg:x="1.228cm" svg:y="0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033cm" svg:height="0.301cm" draw:transform="rotate (0.23771384412163) translate (1.453cm 1.00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033cm" svg:height="0.301cm" draw:transform="rotate (-0.092327917430499) translate (1.549cm 1.00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199cm" svg:height="0.234cm" svg:x="0.053cm" svg:y="0.5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13cm" svg:height="0.23cm" svg:x="0.06cm" svg:y="0.5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71cm" svg:height="0.233cm" svg:x="0.021cm" svg:y="0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04cm" svg:height="0.317cm" draw:transform="rotate (0.369311669722) translate (2.62cm 0.8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04cm" svg:height="0.317cm" svg:x="2.827cm" svg:y="0.9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919cm" svg:height="0.329cm" svg:x="2.566cm" svg:y="0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475cm" svg:height="0.459cm" svg:x="1.352cm" svg:y="0.49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156cm" svg:height="0.467cm" svg:x="1.857cm" svg:y="0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035cm" svg:height="0.377cm" svg:x="1.439cm" svg:y="0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06cm" svg:height="0.343cm" svg:x="2.343cm" svg:y="0.65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173cm" svg:height="0.173cm" svg:x="2.945cm" svg:y="0.58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7" draw:text-style-name="P8" draw:layer="layout" svg:width="0.754cm" svg:height="0.7cm" svg:x="2.867cm" svg:y="0.406cm">
          <draw:text-box>
            <text:p text:style-name="P7">24</text:p>
          </draw:text-box>
        </draw:frame>
        <draw:custom-shape draw:style-name="gr18" draw:text-style-name="P9" draw:layer="layout" svg:width="0.36cm" svg:height="0.122cm" svg:x="2.753cm" svg:y="0.9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117cm" svg:height="0.132cm" svg:x="2.823cm" svg:y="1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16cm" svg:height="0.03cm" svg:x="2.731cm" svg:y="1.1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194cm" svg:height="0.523cm" svg:x="0.257cm" svg:y="0.492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  <draw:custom-shape draw:style-name="gr9" draw:text-style-name="P3" draw:layer="layout" svg:width="1.199cm" svg:height="0.234cm" svg:x="0.134cm" svg:y="0.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13cm" svg:height="0.232cm" svg:x="0.141cm" svg:y="0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071cm" svg:height="0.233cm" svg:x="0.102cm" svg:y="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.194cm" svg:height="0.273cm" svg:x="0.27cm" svg:y="0.723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  <draw:custom-shape draw:style-name="gr4" draw:text-style-name="P4" draw:layer="layout" svg:width="0.117cm" svg:height="0.132cm" svg:x="1.466cm" svg:y="1.2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9" draw:layer="layout" svg:width="0.36cm" svg:height="0.06cm" draw:transform="rotate (0.0137881010907552) translate (1.413cm 1.005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3" draw:layer="layout" svg:width="0.616cm" svg:height="0.533cm" svg:x="0.297cm" svg:y="0.01cm">
          <text:p/>
          <draw:enhanced-geometry svg:viewBox="0 0 21600 21600" draw:glue-points="?f6 10800 10800 21600 ?f5 10800 10800 0" draw:text-areas="?f3 ?f3 ?f4 ?f4" draw:mirror-vertical="true" draw:mirror-horizontal="false" draw:type="trapezoid" draw:modifiers="4691.0858995137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6" draw:layer="layout" svg:width="0.173cm" svg:height="0.173cm" svg:x="0.515cm" svg:y="0.05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" draw:layer="layout" svg:width="0.122cm" svg:height="0.033cm" svg:x="0.413cm" svg:y="0.0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22cm" svg:height="0.033cm" svg:x="0.391cm" svg:y="0.1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091cm" svg:height="0.025cm" svg:x="0.235cm" svg:y="0.2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091cm" svg:height="0.025cm" svg:x="0.218cm" svg:y="0.2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43cm" svg:height="0.033cm" draw:transform="rotate (-1.5706217938697) translate (2.087cm 0.49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367cm" svg:height="0.018cm" svg:x="3.665cm" svg:y="0.6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063cm" svg:height="0.013cm" draw:transform="rotate (1.05540059868097) translate (3.641cm 0.665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063cm" svg:height="0.013cm" draw:transform="rotate (1.05540059868097) translate (3.819cm 0.667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602cm" svg:height="0.161cm" svg:x="0.383cm" svg:y="0.63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3" draw:layer="layout" svg:width="1.329cm" svg:height="0.327cm" svg:x="1.392cm" svg:y="0.495cm">
          <text:p/>
          <draw:enhanced-geometry svg:viewBox="0 0 21600 21600" draw:glue-points="?f6 10800 10800 21600 ?f5 10800 10800 0" draw:text-areas="?f3 ?f3 ?f4 ?f4" draw:type="trapezoid" draw:modifiers="7876.6917293233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3" draw:text-style-name="P10" draw:layer="layout" svg:width="0.602cm" svg:height="0.03cm" svg:x="1.812cm" svg:y="0.80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116cm" svg:height="0.024cm" svg:x="1.784cm" svg:y="0.83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10" draw:layer="layout" svg:width="0.115cm" svg:height="0.028cm" svg:x="1.782cm" svg:y="0.78cm">
          <text:p/>
          <draw:enhanced-geometry svg:viewBox="0 0 21600 21600" draw:glue-points="?f6 0 10800 ?f8 ?f11 10800 ?f9 21600 10800 ?f10 ?f5 10800" draw:text-areas="?f3 ?f3 ?f4 ?f4" draw:mirror-horizont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10" draw:layer="layout" svg:width="0.057cm" svg:height="0.032cm" svg:x="2.384cm" svg:y="0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0.035cm" svg:height="0.028cm" svg:x="2.262cm" svg:y="0.7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0" draw:layer="layout" svg:width="0.035cm" svg:height="0.028cm" svg:x="2.265cm" svg:y="0.835cm">
          <text:p/>
          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
        </draw:custom-shape>
        <draw:custom-shape draw:style-name="gr25" draw:text-style-name="P11" draw:layer="layout" svg:width="0.018cm" svg:height="0.017cm" svg:x="2.405cm" svg:y="0.81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KacstBook" svg:font-family="Kacst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Arabic Cond SemBd" svg:font-family="'Noto Sans Arabic Cond SemBd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.064cm" fo:page-height="1.3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5:30:50.105044018</meta:creation-date>
    <dc:date>2022-06-14T16:25:17.099828400</dc:date>
    <meta:editing-duration>PT53M47S</meta:editing-duration>
    <meta:editing-cycles>12</meta:editing-cycles>
    <meta:generator>LibreOffice/6.4.7.2$Linux_X86_64 LibreOffice_project/40$Build-2</meta:generator>
    <meta:document-statistic meta:object-count="52"/>
  </office:meta>
</office:document-meta>
</file>